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"/>
    <style:style style:name="ce4" style:family="table-cell" style:parent-style-name="Default" style:data-style-name="N0"/>
    <style:style style:name="co1" style:family="table-column">
      <style:table-column-properties fo:break-before="auto" style:column-width="7.03791666666667cm" style:use-optimal-column-width="true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TASKS</text:p>
          </table:table-cell>
          <table:table-cell office:value-type="string" table:style-name="ce1">
            <text:p>Start-date</text:p>
          </table:table-cell>
          <table:table-cell office:value-type="string" table:style-name="ce1">
            <text:p>Duration(gg)</text:p>
          </table:table-cell>
          <table:table-cell office:value-type="string" table:style-name="ce1">
            <text:p>Diego gaboardi</text:p>
          </table:table-cell>
          <table:table-cell office:value-type="string" table:style-name="ce1">
            <text:p>Giorgio giardini</text:p>
          </table:table-cell>
          <table:table-cell office:value-type="string" table:style-name="ce1">
            <text:p>Riccardo giol</text:p>
          </table:table-cell>
          <table:table-cell table:number-columns-repeated="9" table:style-name="ce1"/>
          <table:table-cell table:style-name="ce1">
            <draw:frame draw:z-index="1" draw:id="id0" draw:style-name="a0" draw:name="Grafico 1" svg:x="0.15103in" svg:y="0.04687in" svg:width="16.89063in" svg:height="9.8385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RASD</text:p>
          </table:table-cell>
          <table:table-cell office:value-type="date" office:date-value="2016-10-16T00:00:00" table:style-name="ce2">
            <text:p>16/10/2016</text:p>
          </table:table-cell>
          <table:table-cell office:value-type="float" office:value="38" table:formula="of:=[.B22]-[.B3]+[.C22]" table:style-name="ce1">
            <text:p>38</text:p>
          </table:table-cell>
          <table:table-cell office:value-type="float" office:value="28" table:formula="of:=SUM([.D3:.D22])" table:style-name="ce1">
            <text:p>28</text:p>
          </table:table-cell>
          <table:table-cell office:value-type="float" office:value="28" table:formula="of:=SUM([.E3:.E22])" table:style-name="ce1">
            <text:p>28</text:p>
          </table:table-cell>
          <table:table-cell office:value-type="float" office:value="28" table:formula="of:=SUM([.F3:.F22])" table:style-name="ce1">
            <text:p>28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1">
            <text:p>Meeting with clients</text:p>
          </table:table-cell>
          <table:table-cell office:value-type="date" office:date-value="2016-10-16T00:00:00" table:style-name="ce2">
            <text:p>16/10/2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dentification of stakeholders</text:p>
          </table:table-cell>
          <table:table-cell office:value-type="date" office:date-value="2016-10-17T00:00:00" table:style-name="ce2">
            <text:p>17/10/20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0" table:style-name="ce1"/>
          <table:table-cell table:style-name="ce1">
            <draw:frame draw:z-index="3" draw:id="id2" draw:style-name="a2" draw:name="Grafico 3" svg:x="0in" svg:y="0.20833in" svg:width="17.63317in" svg:height="10.2697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37"/>
        </table:table-row>
        <table:table-row table:style-name="ro1">
          <table:table-cell office:value-type="string" table:style-name="ce1">
            <text:p>Definition of main Funtionalities</text:p>
          </table:table-cell>
          <table:table-cell office:value-type="date" office:date-value="2016-10-18T00:00:00" table:style-name="ce2">
            <text:p>18/10/201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dentification of requirements</text:p>
          </table:table-cell>
          <table:table-cell office:value-type="date" office:date-value="2016-10-20T00:00:00" table:style-name="ce2">
            <text:p>20/10/20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eting with local Authorities</text:p>
          </table:table-cell>
          <table:table-cell office:value-type="date" office:date-value="2016-10-22T00:00:00" table:style-name="ce2">
            <text:p>22/10/2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dentification of assumptions</text:p>
          </table:table-cell>
          <table:table-cell office:value-type="date" office:date-value="2016-10-23T00:00:00" table:style-name="ce2">
            <text:p>23/10/20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2" table:style-name="ce1"/>
          <table:table-cell table:style-name="ce1">
            <draw:frame draw:z-index="4" draw:id="id3" draw:style-name="a3" draw:name="Grafico 4" svg:x="0in" svg:y="0in" svg:width="16.89063in" svg:height="9.8385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9"/>
          <table:table-cell table:style-name="ce1">
            <draw:frame draw:z-index="5" draw:id="id4" draw:style-name="a4" draw:name="Grafico 5" svg:x="0in" svg:y="0in" svg:width="16.89063in" svg:height="9.8385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275"/>
        </table:table-row>
        <table:table-row table:style-name="ro1">
          <table:table-cell office:value-type="string" table:style-name="ce1">
            <text:p>Definition of Use Case</text:p>
          </table:table-cell>
          <table:table-cell office:value-type="date" office:date-value="2016-10-24T00:00:00" table:style-name="ce2">
            <text:p>24/10/20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struction of basic activity diagrams</text:p>
          </table:table-cell>
          <table:table-cell office:value-type="date" office:date-value="2016-10-26T00:00:00" table:style-name="ce2">
            <text:p>26/10/201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rawing of temporary mock-up</text:p>
          </table:table-cell>
          <table:table-cell office:value-type="date" office:date-value="2016-10-27T00:00:00" table:style-name="ce2">
            <text:p>27/10/20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eting with clients</text:p>
          </table:table-cell>
          <table:table-cell office:value-type="date" office:date-value="2016-11-01T00:00:00" table:style-name="ce2">
            <text:p>01/11/2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finition of all Funtionalities</text:p>
          </table:table-cell>
          <table:table-cell office:value-type="date" office:date-value="2016-11-02T00:00:00" table:style-name="ce2">
            <text:p>02/11/20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finition of final requirements</text:p>
          </table:table-cell>
          <table:table-cell office:value-type="date" office:date-value="2016-11-04T00:00:00" table:style-name="ce2">
            <text:p>04/11/201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eting with stakeholders</text:p>
          </table:table-cell>
          <table:table-cell office:value-type="date" office:date-value="2016-11-06T00:00:00" table:style-name="ce2">
            <text:p>06/11/2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ixing of Use Case</text:p>
          </table:table-cell>
          <table:table-cell office:value-type="date" office:date-value="2016-11-08T00:00:00" table:style-name="ce2">
            <text:p>08/11/20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riting of all activity diagrams</text:p>
          </table:table-cell>
          <table:table-cell office:value-type="date" office:date-value="2016-11-10T00:00:00" table:style-name="ce2">
            <text:p>10/11/201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awing of final mock-up</text:p>
          </table:table-cell>
          <table:table-cell office:value-type="date" office:date-value="2016-11-14T00:00:00" table:style-name="ce2">
            <text:p>14/11/20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heduling</text:p>
          </table:table-cell>
          <table:table-cell office:value-type="date" office:date-value="2016-11-18T00:00:00" table:style-name="ce2">
            <text:p>18/11/20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rst estimation of total cost</text:p>
          </table:table-cell>
          <table:table-cell office:value-type="date" office:date-value="2016-11-19T00:00:00" table:style-name="ce2">
            <text:p>19/11/2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eting with clients</text:p>
          </table:table-cell>
          <table:table-cell office:value-type="date" office:date-value="2016-11-20T00:00:00" table:style-name="ce2">
            <text:p>20/11/2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al Refinements</text:p>
          </table:table-cell>
          <table:table-cell office:value-type="date" office:date-value="2016-11-21T00:00:00" table:style-name="ce2">
            <text:p>21/11/20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</text:p>
          </table:table-cell>
          <table:table-cell office:value-type="date" office:date-value="2016-11-23T00:00:00" table:style-name="ce2">
            <text:p>23/11/2016</text:p>
          </table:table-cell>
          <table:table-cell office:value-type="float" office:value="44" table:formula="of:=[.B38]-[.B24]+[.C38]" table:style-name="ce1">
            <text:p>44</text:p>
          </table:table-cell>
          <table:table-cell office:value-type="float" office:value="22" table:formula="of:=SUM([.D24:.D38])" table:style-name="ce1">
            <text:p>22</text:p>
          </table:table-cell>
          <table:table-cell office:value-type="float" office:value="22" table:formula="of:=SUM([.E24:.E38])" table:style-name="ce1">
            <text:p>22</text:p>
          </table:table-cell>
          <table:table-cell office:value-type="float" office:value="22" table:formula="of:=SUM([.F24:.F38]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finition of High-level architecture</text:p>
          </table:table-cell>
          <table:table-cell office:value-type="date" office:date-value="2016-11-23T00:00:00" table:style-name="ce2">
            <text:p>23/11/201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dentification of main components</text:p>
          </table:table-cell>
          <table:table-cell office:value-type="date" office:date-value="2016-11-25T00:00:00" table:style-name="ce2">
            <text:p>25/11/201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ploying and runtime views</text:p>
          </table:table-cell>
          <table:table-cell office:value-type="date" office:date-value="2016-11-29T00:00:00" table:style-name="ce2">
            <text:p>29/11/20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eting with clients</text:p>
          </table:table-cell>
          <table:table-cell office:value-type="date" office:date-value="2016-12-02T00:00:00" table:style-name="ce2">
            <text:p>02/12/2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finition of complete architecture</text:p>
          </table:table-cell>
          <table:table-cell office:value-type="date" office:date-value="2016-12-03T00:00:00" table:style-name="ce2">
            <text:p>03/12/20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finition of all Components</text:p>
          </table:table-cell>
          <table:table-cell office:value-type="date" office:date-value="2016-12-06T00:00:00" table:style-name="ce2">
            <text:p>06/12/201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finition of interfaces</text:p>
          </table:table-cell>
          <table:table-cell office:value-type="date" office:date-value="2016-12-09T00:00:00" table:style-name="ce2">
            <text:p>09/12/201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dentification of some critical Algorithms</text:p>
          </table:table-cell>
          <table:table-cell office:value-type="date" office:date-value="2016-12-13T00:00:00" table:style-name="ce2">
            <text:p>13/12/20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eting with clients</text:p>
          </table:table-cell>
          <table:table-cell office:value-type="date" office:date-value="2016-12-15T00:00:00" table:style-name="ce2">
            <text:p>15/12/2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entual change in the Architecture</text:p>
          </table:table-cell>
          <table:table-cell office:value-type="date" office:date-value="2016-12-16T00:00:00" table:style-name="ce2">
            <text:p>16/12/20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entual change in the Components</text:p>
          </table:table-cell>
          <table:table-cell office:value-type="date" office:date-value="2016-12-18T00:00:00" table:style-name="ce2">
            <text:p>18/12/20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dentification of definitive interfaces</text:p>
          </table:table-cell>
          <table:table-cell office:value-type="date" office:date-value="2016-12-20T00:00:00" table:style-name="ce2">
            <text:p>20/12/20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sign of algorithms</text:p>
          </table:table-cell>
          <table:table-cell office:value-type="date" office:date-value="2016-12-27T00:00:00" table:style-name="ce2">
            <text:p>27/12/20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eting with Clients</text:p>
          </table:table-cell>
          <table:table-cell office:value-type="date" office:date-value="2017-01-03T00:00:00" table:style-name="ce2">
            <text:p>03/01/2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al Refinements</text:p>
          </table:table-cell>
          <table:table-cell office:value-type="date" office:date-value="2017-01-04T00:00:00" table:style-name="ce2">
            <text:p>04/01/20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VELOPMENT</text:p>
          </table:table-cell>
          <table:table-cell office:value-type="date" office:date-value="2017-01-09T00:00:00" table:style-name="ce2">
            <text:p>09/01/2017</text:p>
          </table:table-cell>
          <table:table-cell office:value-type="float" office:value="325" table:formula="of:=[.B62]-[.B40]+[.C62]" table:style-name="ce1">
            <text:p>325</text:p>
          </table:table-cell>
          <table:table-cell office:value-type="float" office:value="321" table:formula="of:=SUM([.D40:.D62])" table:style-name="ce1">
            <text:p>321</text:p>
          </table:table-cell>
          <table:table-cell office:value-type="float" office:value="321" table:formula="of:=SUM([.E40:.E62])" table:style-name="ce1">
            <text:p>321</text:p>
          </table:table-cell>
          <table:table-cell office:value-type="float" office:value="321" table:formula="of:=SUM([.F40:.F62])" table:style-name="ce1">
            <text:p>3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bcomponent development</text:p>
          </table:table-cell>
          <table:table-cell office:value-type="date" office:date-value="2017-01-09T00:00:00" table:style-name="ce2">
            <text:p>09/01/2017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xternal component Analysis</text:p>
          </table:table-cell>
          <table:table-cell office:value-type="date" office:date-value="2017-02-01T00:00:00" table:style-name="ce2">
            <text:p>01/02/2017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de inspection</text:p>
          </table:table-cell>
          <table:table-cell office:value-type="date" office:date-value="2017-01-23T00:00:00" table:style-name="ce2">
            <text:p>23/01/2017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t testing</text:p>
          </table:table-cell>
          <table:table-cell office:value-type="date" office:date-value="2017-02-10T00:00:00" table:style-name="ce2">
            <text:p>10/02/2017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bcomponent integration</text:p>
          </table:table-cell>
          <table:table-cell office:value-type="date" office:date-value="2017-05-15T00:00:00" table:style-name="ce2">
            <text:p>15/05/2017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ponent development</text:p>
          </table:table-cell>
          <table:table-cell office:value-type="date" office:date-value="2017-06-05T00:00:00" table:style-name="ce2">
            <text:p>05/06/2017</text:p>
          </table:table-cell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ponent Integration</text:p>
          </table:table-cell>
          <table:table-cell office:value-type="date" office:date-value="2017-06-27T00:00:00" table:style-name="ce2">
            <text:p>27/06/2017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tegration testing</text:p>
          </table:table-cell>
          <table:table-cell office:value-type="date" office:date-value="2017-06-15T00:00:00" table:style-name="ce2">
            <text:p>15/06/2017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ystem Testing</text:p>
          </table:table-cell>
          <table:table-cell office:value-type="date" office:date-value="2017-07-20T00:00:00" table:style-name="ce2">
            <text:p>20/07/2017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9"/>
          <table:table-cell table:style-name="ce1">
            <draw:frame draw:z-index="2" draw:id="id1" draw:style-name="a1" draw:name="Grafico 2" svg:x="0.16667in" svg:y="0.1875in" svg:width="16.89063in" svg:height="9.8385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Apps Development</text:p>
          </table:table-cell>
          <table:table-cell office:value-type="date" office:date-value="2017-08-25T00:00:00" table:style-name="ce2">
            <text:p>25/08/2017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ps integration</text:p>
          </table:table-cell>
          <table:table-cell office:value-type="date" office:date-value="2017-09-02T00:00:00" table:style-name="ce2">
            <text:p>02/09/2017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ps testing</text:p>
          </table:table-cell>
          <table:table-cell office:value-type="date" office:date-value="2017-09-09T00:00:00" table:style-name="ce2">
            <text:p>09/09/2017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ternal Demostration</text:p>
          </table:table-cell>
          <table:table-cell office:value-type="date" office:date-value="2017-10-19T00:00:00" table:formula="of:=[.B51]+[.C51]" table:style-name="ce2">
            <text:p>19/10/201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xes</text:p>
          </table:table-cell>
          <table:table-cell office:value-type="date" office:date-value="2017-10-24T00:00:00" table:style-name="ce2">
            <text:p>24/10/20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cond Internal Demostration</text:p>
          </table:table-cell>
          <table:table-cell office:value-type="date" office:date-value="2017-11-02T00:00:00" table:style-name="ce2">
            <text:p>02/11/201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mostration to Clients</text:p>
          </table:table-cell>
          <table:table-cell office:value-type="date" office:date-value="2017-11-10T00:00:00" table:style-name="ce2">
            <text:p>10/11/20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mostration to Stakeholders</text:p>
          </table:table-cell>
          <table:table-cell office:value-type="date" office:date-value="2017-11-12T00:00:00" table:style-name="ce2">
            <text:p>12/11/20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xes</text:p>
          </table:table-cell>
          <table:table-cell office:value-type="date" office:date-value="2017-11-14T00:00:00" table:style-name="ce2">
            <text:p>14/11/201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mostration to Clients</text:p>
          </table:table-cell>
          <table:table-cell office:value-type="date" office:date-value="2017-11-19T00:00:00" table:style-name="ce2">
            <text:p>19/11/20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9"/>
          <table:table-cell table:style-name="ce1">
            <draw:frame draw:z-index="6" draw:id="id5" draw:style-name="a5" draw:name="Grafico 6" svg:x="0in" svg:y="0in" svg:width="16.89063in" svg:height="9.8385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38"/>
        </table:table-row>
        <table:table-row table:style-name="ro1">
          <table:table-cell office:value-type="string" table:style-name="ce1">
            <text:p>Demostration to Stakeholders</text:p>
          </table:table-cell>
          <table:table-cell office:value-type="date" office:date-value="2017-11-21T00:00:00" table:style-name="ce2">
            <text:p>21/11/20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al Fixes</text:p>
          </table:table-cell>
          <table:table-cell office:value-type="date" office:date-value="2017-11-23T00:00:00" table:style-name="ce2">
            <text:p>23/11/201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cuments revision</text:p>
          </table:table-cell>
          <table:table-cell office:value-type="date" office:date-value="2017-11-27T00:00:00" table:style-name="ce2">
            <text:p>27/11/20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r Manual</text:p>
          </table:table-cell>
          <table:table-cell office:value-type="date" office:date-value="2017-11-10T00:00:00" table:style-name="ce2">
            <text:p>10/11/2017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PLOYMENT</text:p>
          </table:table-cell>
          <table:table-cell office:value-type="date" office:date-value="2017-12-01T00:00:00" table:formula="of:=[.B64]" table:style-name="ce2">
            <text:p>01/12/2017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70"/>
          <table:table-cell table:style-name="ce1">
            <draw:frame draw:z-index="7" draw:id="id6" draw:style-name="a6" draw:name="Grafico 7" svg:x="0in" svg:y="0in" svg:width="16.89063in" svg:height="9.8385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07"/>
        </table:table-row>
        <table:table-row table:style-name="ro1">
          <table:table-cell office:value-type="string" table:style-name="ce1">
            <text:p>System Deployment</text:p>
          </table:table-cell>
          <table:table-cell office:value-type="date" office:date-value="2017-12-01T00:00:00" table:style-name="ce2">
            <text:p>01/12/2017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99"/>
          <table:table-cell table:style-name="ce1">
            <draw:frame draw:z-index="8" draw:id="id7" draw:style-name="a7" draw:name="Grafico 8" svg:x="0in" svg:y="0in" svg:width="17.02308in" svg:height="9.9154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278"/>
        </table:table-row>
        <table:table-row table:style-name="ro1">
          <table:table-cell office:value-type="string" table:style-name="ce1">
            <text:p>Teaching meeting to amministrators</text:p>
          </table:table-cell>
          <table:table-cell office:value-type="date" office:date-value="2017-12-10T00:00:00" table:style-name="ce2">
            <text:p>10/12/20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aching meeting with Assistants</text:p>
          </table:table-cell>
          <table:table-cell office:value-type="date" office:date-value="2017-12-13T00:00:00" table:style-name="ce2">
            <text:p>13/12/20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eparations</text:p>
          </table:table-cell>
          <table:table-cell office:value-type="date" office:date-value="2017-12-20T00:00:00" table:style-name="ce2">
            <text:p>20/12/201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RT-UP</text:p>
          </table:table-cell>
          <table:table-cell office:value-type="date" office:date-value="2018-01-10T00:00:00" table:formula="of:=[.B69]" table:style-name="ce2">
            <text:p>10/01/2018</text:p>
          </table:table-cell>
          <table:table-cell office:value-type="float" office:value="21" table:formula="of:=[.B71]-[.B69]+[.C71]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ystem first start</text:p>
          </table:table-cell>
          <table:table-cell office:value-type="date" office:date-value="2018-01-10T00:00:00" table:style-name="ce2">
            <text:p>10/01/2018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l-Life Simulation</text:p>
          </table:table-cell>
          <table:table-cell office:value-type="date" office:date-value="2018-01-11T00:00:00" table:style-name="ce2">
            <text:p>11/01/20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in updates and checks</text:p>
          </table:table-cell>
          <table:table-cell office:value-type="date" office:date-value="2018-01-10T00:00:00" table:style-name="ce2">
            <text:p>10/01/2018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42744" table:style-name="ce3">
            <text:p>42744,00</text:p>
          </table:table-cell>
          <table:table-cell table:number-columns-repeated="16381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riccardo giol</meta:initial-creator>
    <dc:creator>riccardo giol</dc:creator>
    <meta:creation-date>2017-01-14T15:14:36Z</meta:creation-date>
    <dc:date>2017-01-15T14:52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 number:language="it" number:country="IT" number:transliteration-format="1" number:transliteration-language="it" number:transliteration-country="IT" number:transliteration-style="short">
      <number:day/>
      <number:text>-</number:text>
      <number:month number:textual="true"/>
      <number:text>-</number:text>
      <number:year/>
    </number:date-style>
    <number:text-style style:name="N36">
      <style:map style:condition="value()&gt;=0" style:apply-style-name="N36P0"/>
    </number:text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minimum="42659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e7e6e6" draw:opacity="100%" draw:stroke="non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08.375590551181pt" svg:width="1216.125354330709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2:.$A$38"/>
          </chart:axis>
          <chart:series chart:label-cell-address="Foglio1.$B$1" chart:values-cell-range-address="Foglio1.$B$2:.$B$38" chart:class="chart:bar" chart:attached-axis="primary-y" chart:style-name="G0S0">
            <chart:data-point chart:repeated="37"/>
          </chart:series>
          <chart:series chart:label-cell-address="Foglio1.$C$1" chart:values-cell-range-address="Foglio1.$C$2:.$C$38" chart:class="chart:bar" chart:attached-axis="primary-y" chart:style-name="G0S1">
            <chart:data-label chart:style-name="DL01"/>
            <chart:data-point chart:repeated="3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 number:language="it" number:country="IT" number:transliteration-format="1" number:transliteration-language="it" number:transliteration-country="IT" number:transliteration-style="short">
      <number:day/>
      <number:text>-</number:text>
      <number:month number:textual="true"/>
      <number:text>-</number:text>
      <number:year/>
    </number:date-style>
    <number:text-style style:name="N36">
      <style:map style:condition="value()&gt;=0" style:apply-style-name="N36P0"/>
    </number:text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minimum="4274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e7e6e6" draw:opacity="100%" draw:stroke="non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08.375590551181pt" svg:width="1216.125354330709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39:.$A$71"/>
          </chart:axis>
          <chart:series chart:label-cell-address="Foglio1.$B$1" chart:values-cell-range-address="Foglio1.$B$39:.$B$71" chart:class="chart:bar" chart:attached-axis="primary-y" chart:style-name="G0S0">
            <chart:data-point chart:repeated="33"/>
          </chart:series>
          <chart:series chart:label-cell-address="Foglio1.$C$1" chart:values-cell-range-address="Foglio1.$C$39:.$C$71" chart:class="chart:bar" chart:attached-axis="primary-y" chart:style-name="G0S1">
            <chart:data-label chart:style-name="DL01"/>
            <chart:data-point chart:repeated="3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 number:language="it" number:country="IT" number:transliteration-format="1" number:transliteration-language="it" number:transliteration-country="IT" number:transliteration-style="short">
      <number:day/>
      <number:text>-</number:text>
      <number:month number:textual="true"/>
      <number:text>-</number:text>
      <number:year/>
    </number:date-style>
    <number:text-style style:name="N36">
      <style:map style:condition="value()&gt;=0" style:apply-style-name="N36P0"/>
    </number:text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minimum="42659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e7e6e6" draw:opacity="100%" draw:stroke="non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54823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39.4248818897638pt" svg:width="1269.588346456693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2:.$A$38"/>
          </chart:axis>
          <chart:series chart:label-cell-address="Foglio1.$B$1" chart:values-cell-range-address="Foglio1.$B$2:.$B$38" chart:class="chart:bar" chart:attached-axis="primary-y" chart:style-name="G0S0">
            <chart:data-point chart:repeated="37"/>
          </chart:series>
          <chart:series chart:label-cell-address="Foglio1.$C$1" chart:values-cell-range-address="Foglio1.$D$2:.$D$38" chart:class="chart:bar" chart:attached-axis="primary-y" chart:style-name="G0S1">
            <chart:data-label chart:style-name="DL01"/>
            <chart:data-point chart:repeated="3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 number:language="it" number:country="IT" number:transliteration-format="1" number:transliteration-language="it" number:transliteration-country="IT" number:transliteration-style="short">
      <number:day/>
      <number:text>-</number:text>
      <number:month number:textual="true"/>
      <number:text>-</number:text>
      <number:year/>
    </number:date-style>
    <number:text-style style:name="N36">
      <style:map style:condition="value()&gt;=0" style:apply-style-name="N36P0"/>
    </number:text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minimum="42659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e7e6e6" draw:opacity="100%" draw:stroke="non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2f55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08.375590551181pt" svg:width="1216.125354330709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2:.$A$38"/>
          </chart:axis>
          <chart:series chart:label-cell-address="Foglio1.$B$1" chart:values-cell-range-address="Foglio1.$B$2:.$B$38" chart:class="chart:bar" chart:attached-axis="primary-y" chart:style-name="G0S0">
            <chart:data-point chart:repeated="37"/>
          </chart:series>
          <chart:series chart:label-cell-address="Foglio1.$C$1" chart:values-cell-range-address="Foglio1.$E$2:.$E$38" chart:class="chart:bar" chart:attached-axis="primary-y" chart:style-name="G0S1">
            <chart:data-label chart:style-name="DL01"/>
            <chart:data-point chart:repeated="3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 number:language="it" number:country="IT" number:transliteration-format="1" number:transliteration-language="it" number:transliteration-country="IT" number:transliteration-style="short">
      <number:day/>
      <number:text>-</number:text>
      <number:month number:textual="true"/>
      <number:text>-</number:text>
      <number:year/>
    </number:date-style>
    <number:text-style style:name="N36">
      <style:map style:condition="value()&gt;=0" style:apply-style-name="N36P0"/>
    </number:text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minimum="42659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e7e6e6" draw:opacity="100%" draw:stroke="non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bf9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08.375590551181pt" svg:width="1216.125354330709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2:.$A$38"/>
          </chart:axis>
          <chart:series chart:label-cell-address="Foglio1.$B$1" chart:values-cell-range-address="Foglio1.$B$2:.$B$38" chart:class="chart:bar" chart:attached-axis="primary-y" chart:style-name="G0S0">
            <chart:data-point chart:repeated="37"/>
          </chart:series>
          <chart:series chart:label-cell-address="Foglio1.$C$1" chart:values-cell-range-address="Foglio1.$F$2:.$F$38" chart:class="chart:bar" chart:attached-axis="primary-y" chart:style-name="G0S1">
            <chart:data-label chart:style-name="DL01"/>
            <chart:data-point chart:repeated="3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 number:language="it" number:country="IT" number:transliteration-format="1" number:transliteration-language="it" number:transliteration-country="IT" number:transliteration-style="short">
      <number:day/>
      <number:text>-</number:text>
      <number:month number:textual="true"/>
      <number:text>-</number:text>
      <number:year/>
    </number:date-style>
    <number:text-style style:name="N36">
      <style:map style:condition="value()&gt;=0" style:apply-style-name="N36P0"/>
    </number:text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minimum="4274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e7e6e6" draw:opacity="100%" draw:stroke="non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54823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08.375590551181pt" svg:width="1216.125354330709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39:.$A$71"/>
          </chart:axis>
          <chart:series chart:label-cell-address="Foglio1.$B$1" chart:values-cell-range-address="Foglio1.$B$39:.$B$71" chart:class="chart:bar" chart:attached-axis="primary-y" chart:style-name="G0S0">
            <chart:data-point chart:repeated="33"/>
          </chart:series>
          <chart:series chart:label-cell-address="Foglio1.$C$1" chart:values-cell-range-address="Foglio1.$D$39:.$D$71" chart:class="chart:bar" chart:attached-axis="primary-y" chart:style-name="G0S1">
            <chart:data-label chart:style-name="DL01"/>
            <chart:data-point chart:repeated="3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 number:language="it" number:country="IT" number:transliteration-format="1" number:transliteration-language="it" number:transliteration-country="IT" number:transliteration-style="short">
      <number:day/>
      <number:text>-</number:text>
      <number:month number:textual="true"/>
      <number:text>-</number:text>
      <number:year/>
    </number:date-style>
    <number:text-style style:name="N36">
      <style:map style:condition="value()&gt;=0" style:apply-style-name="N36P0"/>
    </number:text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minimum="4274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e7e6e6" draw:opacity="100%" draw:stroke="non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2f55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08.375590551181pt" svg:width="1216.125354330709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39:.$A$71"/>
          </chart:axis>
          <chart:series chart:label-cell-address="Foglio1.$B$1" chart:values-cell-range-address="Foglio1.$B$39:.$B$71" chart:class="chart:bar" chart:attached-axis="primary-y" chart:style-name="G0S0">
            <chart:data-point chart:repeated="33"/>
          </chart:series>
          <chart:series chart:label-cell-address="Foglio1.$C$1" chart:values-cell-range-address="Foglio1.$E$39:.$E$71" chart:class="chart:bar" chart:attached-axis="primary-y" chart:style-name="G0S1">
            <chart:data-label chart:style-name="DL01"/>
            <chart:data-point chart:repeated="3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 number:language="it" number:country="IT" number:transliteration-format="1" number:transliteration-language="it" number:transliteration-country="IT" number:transliteration-style="short">
      <number:day/>
      <number:text>-</number:text>
      <number:month number:textual="true"/>
      <number:text>-</number:text>
      <number:year/>
    </number:date-style>
    <number:text-style style:name="N36">
      <style:map style:condition="value()&gt;=0" style:apply-style-name="N36P0"/>
    </number:text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minimum="4274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e7e6e6" draw:opacity="100%" draw:stroke="non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bf9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13.9140157480314pt" svg:width="1225.661732283465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39:.$A$71"/>
          </chart:axis>
          <chart:series chart:label-cell-address="Foglio1.$B$1" chart:values-cell-range-address="Foglio1.$B$39:.$B$71" chart:class="chart:bar" chart:attached-axis="primary-y" chart:style-name="G0S0">
            <chart:data-point chart:repeated="33"/>
          </chart:series>
          <chart:series chart:label-cell-address="Foglio1.$C$1" chart:values-cell-range-address="Foglio1.$F$39:.$F$71" chart:class="chart:bar" chart:attached-axis="primary-y" chart:style-name="G0S1">
            <chart:data-label chart:style-name="DL01"/>
            <chart:data-point chart:repeated="3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